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Mono" style:font-name-asian="Liberation Mono" style:font-name-complex="Liberation Mono"/>
    </style:style>
    <style:style style:name="ce17" style:family="table-cell" style:parent-style-name="Default" style:data-style-name="N11"/>
    <style:style style:name="ce18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Dpatch</text:p>
          </table:table-cell>
          <table:table-cell office:value-type="string" calcext:value-type="string">
            <text:p>100k interation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YOLO MAP</text:p>
          </table:table-cell>
          <table:table-cell office:value-type="string" calcext:value-type="string">
            <text:p>Detr ei toim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nign</text:p>
          </table:table-cell>
          <table:table-cell table:style-name="ce8" office:value-type="float" office:value="0.194345052898498" calcext:value-type="float">
            <text:p>0.1943450528984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0x40 500</text:p>
          </table:table-cell>
          <table:table-cell table:style-name="ce8" office:value-type="float" office:value="0.147828775008884" calcext:value-type="float">
            <text:p>0.147828775008884</text:p>
          </table:table-cell>
          <table:table-cell/>
          <table:table-cell office:value-type="string" calcext:value-type="string">
            <text:p>Reu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80x80</text:p>
          </table:table-cell>
          <table:table-cell table:style-name="ce8" office:value-type="float" office:value="0.145944506886151" calcext:value-type="float">
            <text:p>0.145944506886151</text:p>
          </table:table-cell>
          <table:table-cell/>
          <table:table-cell office:value-type="string" calcext:value-type="string">
            <text:p>Reuna</text:p>
          </table:table-cell>
          <table:table-cell/>
          <table:table-cell table:style-name="ce8"/>
          <table:table-cell table:number-columns-repeated="9"/>
        </table:table-row>
        <table:table-row table:style-name="ro1">
          <table:table-cell office:value-type="string" calcext:value-type="string">
            <text:p>120x120</text:p>
          </table:table-cell>
          <table:table-cell office:value-type="float" office:value="0.140338760974104" calcext:value-type="float">
            <text:p>0.140338760974104</text:p>
          </table:table-cell>
          <table:table-cell/>
          <table:table-cell office:value-type="string" calcext:value-type="string">
            <text:p>Reu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 500</text:p>
          </table:table-cell>
          <table:table-cell table:style-name="ce8" office:value-type="float" office:value="147828775008884" calcext:value-type="float">
            <text:p>1478287750088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in 1000</text:p>
          </table:table-cell>
          <table:table-cell office:value-type="float" office:value="0.148259327767182" calcext:value-type="float">
            <text:p>0.148259327767182</text:p>
          </table:table-cell>
          <table:table-cell table:style-name="ce8"/>
          <table:table-cell table:number-columns-repeated="12"/>
        </table:table-row>
        <table:table-row table:style-name="ro1">
          <table:table-cell office:value-type="string" calcext:value-type="string">
            <text:p>Win 1500</text:p>
          </table:table-cell>
          <table:table-cell office:value-type="float" office:value="0.143912440929583" calcext:value-type="float">
            <text:p>0.143912440929583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number-columns-repeated="8"/>
        </table:table-row>
        <table:table-row table:style-name="ro1">
          <table:table-cell office:value-type="string" calcext:value-type="string">
            <text:p>winwin cent</text:p>
          </table:table-cell>
          <table:table-cell office:value-type="float" office:value="0.131816728730103" calcext:value-type="float">
            <text:p>0.131816728730103</text:p>
          </table:table-cell>
          <table:table-cell table:style-name="ce8" office:value-type="string" calcext:value-type="string">
            <text:p>winner</text:p>
          </table:table-cell>
          <table:table-cell table:style-name="ce17"/>
          <table:table-cell table:number-columns-repeated="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winwin corner</text:p>
          </table:table-cell>
          <table:table-cell office:value-type="float" office:value="0.143912440929583" calcext:value-type="float">
            <text:p>0.143912440929583</text:p>
          </table:table-cell>
          <table:table-cell table:style-name="ce8"/>
          <table:table-cell table:style-name="ce18"/>
          <table:table-cell table:style-name="ce8"/>
          <table:table-cell/>
          <table:table-cell table:style-name="ce8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winwin random</text:p>
          </table:table-cell>
          <table:table-cell office:value-type="float" office:value="0.149981698765299" calcext:value-type="float">
            <text:p>0.149981698765299</text:p>
          </table:table-cell>
          <table:table-cell table:number-columns-repeated="5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DETR benign</text:p>
          </table:table-cell>
          <table:table-cell table:style-name="ce8" office:value-type="float" office:value="0.507072314188278" calcext:value-type="float">
            <text:p>0.507072314188278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DETR 40x40 500</text:p>
          </table:table-cell>
          <table:table-cell table:style-name="ce8" office:value-type="float" office:value="0.508482486204784" calcext:value-type="float">
            <text:p>0.508482486204784</text:p>
          </table:table-cell>
          <table:table-cell table:style-name="ce16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TR 120x120</text:p>
          </table:table-cell>
          <table:table-cell table:style-name="ce8" office:value-type="float" office:value="0.491875056602616" calcext:value-type="float">
            <text:p>0.491875056602616</text:p>
          </table:table-cell>
          <table:table-cell office:value-type="float" office:value="50" calcext:value-type="float">
            <text:p>50</text:p>
          </table:table-cell>
          <table:table-cell table:style-name="ce8"/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ADVPAT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ETR MAP</text:p>
          </table:table-cell>
          <table:table-cell office:value-type="string" calcext:value-type="string">
            <text:p>YOLO MAP</text:p>
          </table:table-cell>
          <table:table-cell table:number-columns-repeated="12"/>
        </table:table-row>
        <table:table-row-group>
          <table:table-row table:style-name="ro1">
            <table:table-cell office:value-type="string" calcext:value-type="string">
              <text:p>Benign</text:p>
            </table:table-cell>
            <table:table-cell table:style-name="ce9" office:value-type="float" office:value="0.421426199799321" calcext:value-type="float">
              <text:p>0.421426199799321</text:p>
            </table:table-cell>
            <table:table-cell table:style-name="ce8" office:value-type="float" office:value="0.216852890484104" calcext:value-type="float">
              <text:p>0.216852890484104</text:p>
            </table:table-cell>
            <table:table-cell office:value-type="string" calcext:value-type="string">
              <text:p>For 50 images</text:p>
            </table:table-cell>
            <table:table-cell table:number-columns-repeated="10"/>
            <table:table-cell table:style-name="ce8"/>
          </table:table-row>
          <table:table-row table:style-name="ro1">
            <table:table-cell office:value-type="string" calcext:value-type="string">
              <text:p>Detr 300x300</text:p>
            </table:table-cell>
            <table:table-cell table:style-name="ce8" office:value-type="float" office:value="0.306938527772562" calcext:value-type="float">
              <text:p>0.306938527772562</text:p>
            </table:table-cell>
            <table:table-cell office:value-type="float" office:value="0.0215008947748852" calcext:value-type="float">
              <text:p>0.0215008947748852</text:p>
            </table:table-cell>
            <table:table-cell table:number-columns-repeated="12"/>
          </table:table-row>
          <table:table-row table:style-name="ro1">
            <table:table-cell office:value-type="string" calcext:value-type="string">
              <text:p>Detr 200x200</text:p>
            </table:table-cell>
            <table:table-cell table:style-name="ce10" office:value-type="float" office:value="0.394430834465636" calcext:value-type="float">
              <text:p>0.394430834465636</text:p>
            </table:table-cell>
            <table:table-cell table:style-name="ce8" office:value-type="float" office:value="0.0308218950892132" calcext:value-type="float">
              <text:p>0.0308218950892132</text:p>
            </table:table-cell>
            <table:table-cell table:number-columns-repeated="12"/>
          </table:table-row>
          <table:table-row table:style-name="ro1">
            <table:table-cell office:value-type="string" calcext:value-type="string">
              <text:p>Detr 100x100</text:p>
            </table:table-cell>
            <table:table-cell table:style-name="ce8" office:value-type="float" office:value="0.466362157791572" calcext:value-type="float">
              <text:p>0.466362157791572</text:p>
            </table:table-cell>
            <table:table-cell office:value-type="float" office:value="0.0263594047334981" calcext:value-type="float">
              <text:p>0.0263594047334981</text:p>
            </table:table-cell>
            <table:table-cell office:value-type="string" calcext:value-type="string">
              <text:p>Winner</text:p>
            </table:table-cell>
            <table:table-cell table:number-columns-repeated="4"/>
            <table:table-cell table:style-name="ce8"/>
            <table:table-cell table:number-columns-repeated="6"/>
          </table:table-row>
          <table:table-row table:style-name="ro1">
            <table:table-cell office:value-type="string" calcext:value-type="string">
              <text:p>win 15k iter</text:p>
            </table:table-cell>
            <table:table-cell table:style-name="ce10" office:value-type="float" office:value="0.394430834465636" calcext:value-type="float">
              <text:p>0.394430834465636</text:p>
            </table:table-cell>
            <table:table-cell office:value-type="float" office:value="0.0263594047334981" calcext:value-type="float">
              <text:p>0.0263594047334981</text:p>
            </table:table-cell>
            <table:table-cell table:number-columns-repeated="12"/>
          </table:table-row>
          <table:table-row table:style-name="ro1">
            <table:table-cell office:value-type="string" calcext:value-type="string">
              <text:p>win 30k iter</text:p>
            </table:table-cell>
            <table:table-cell table:style-name="ce8" office:value-type="float" office:value="0.288687865535599" calcext:value-type="float">
              <text:p>0.288687865535599</text:p>
            </table:table-cell>
            <table:table-cell table:style-name="ce8" office:value-type="float" office:value="0.0298082337551528" calcext:value-type="float">
              <text:p>0.0298082337551528</text:p>
            </table:table-cell>
            <table:table-cell table:number-columns-repeated="12"/>
          </table:table-row>
          <table:table-row table:style-name="ro1">
            <table:table-cell office:value-type="string" calcext:value-type="string">
              <text:p>win 45k iter</text:p>
            </table:table-cell>
            <table:table-cell table:style-name="ce8" office:value-type="float" office:value="0.413797651079252" calcext:value-type="float">
              <text:p>0.413797651079252</text:p>
            </table:table-cell>
            <table:table-cell office:value-type="float" office:value="0.0337336761448785" calcext:value-type="float">
              <text:p>0.0337336761448785</text:p>
            </table:table-cell>
            <table:table-cell table:number-columns-repeated="12"/>
          </table:table-row>
          <table:table-row table:style-name="ro1">
            <table:table-cell office:value-type="string" calcext:value-type="string">
              <text:p>win center</text:p>
            </table:table-cell>
            <table:table-cell table:style-name="ce9" office:value-type="float" office:value="0.288687865535599" calcext:value-type="float">
              <text:p>0.288687865535599</text:p>
            </table:table-cell>
            <table:table-cell office:value-type="float" office:value="0.0263594047334981" calcext:value-type="float">
              <text:p>0.0263594047334981</text:p>
            </table:table-cell>
            <table:table-cell office:value-type="string" calcext:value-type="string">
              <text:p>winner</text:p>
            </table:table-cell>
            <table:table-cell table:number-columns-repeated="11"/>
          </table:table-row>
          <table:table-row table:style-name="ro1" table:number-rows-repeated="2">
            <table:table-cell table:number-columns-repeated="15"/>
          </table:table-row>
        </table:table-row-group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PG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ETR MAP</text:p>
          </table:table-cell>
          <table:table-cell office:value-type="string" calcext:value-type="string">
            <text:p>YOLO MAP</text:p>
          </table:table-cell>
          <table:table-cell office:value-type="string" calcext:value-type="string">
            <text:p>notes: detr</text:p>
          </table:table-cell>
          <table:table-cell office:value-type="string" calcext:value-type="string">
            <text:p>notes:yol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nign</text:p>
          </table:table-cell>
          <table:table-cell table:style-name="ce9" office:value-type="float" office:value="0.421426199799321" calcext:value-type="float">
            <text:p>0.421426199799321</text:p>
          </table:table-cell>
          <table:table-cell table:style-name="ce8" office:value-type="float" office:value="0.218315672050081" calcext:value-type="float">
            <text:p>0.21831567205008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ps 0.1 x iter</text:p>
          </table:table-cell>
          <table:table-cell table:style-name="ce8" office:value-type="float" office:value="0.0207187470503491" calcext:value-type="float">
            <text:p>0.0207187470503491</text:p>
          </table:table-cell>
          <table:table-cell table:style-name="ce8" office:value-type="float" office:value="0.209558267279051" calcext:value-type="float">
            <text:p>0.209558267279051</text:p>
          </table:table-cell>
          <table:table-cell office:value-type="string" calcext:value-type="string">
            <text:p>liian näkyvä</text:p>
          </table:table-cell>
          <table:table-cell table:style-name="ce8"/>
          <table:table-cell table:number-columns-repeated="2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Eps 0.05 x iter</text:p>
          </table:table-cell>
          <table:table-cell table:style-name="ce8" office:value-type="float" office:value="0.190990373782981" calcext:value-type="float">
            <text:p>0.190990373782981</text:p>
          </table:table-cell>
          <table:table-cell table:style-name="ce8" office:value-type="float" office:value="0.20591287192265" calcext:value-type="float">
            <text:p>0.20591287192265</text:p>
          </table:table-cell>
          <table:table-cell/>
          <table:table-cell office:value-type="string" calcext:value-type="string">
            <text:p>winn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ps 0.01 iter</text:p>
          </table:table-cell>
          <table:table-cell table:style-name="ce8" office:value-type="float" office:value="0.25827019512214" calcext:value-type="float">
            <text:p>0.25827019512214</text:p>
          </table:table-cell>
          <table:table-cell office:value-type="float" office:value="0.213925683434669" calcext:value-type="float">
            <text:p>0.213925683434669</text:p>
          </table:table-cell>
          <table:table-cell office:value-type="string" calcext:value-type="string">
            <text:p>win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in x iter</text:p>
          </table:table-cell>
          <table:table-cell table:style-name="ce9" office:value-type="float" office:value="0.25827019512214" calcext:value-type="float">
            <text:p>0.25827019512214</text:p>
          </table:table-cell>
          <table:table-cell table:style-name="ce9" office:value-type="float" office:value="0.20591287192265" calcext:value-type="float">
            <text:p>0.20591287192265</text:p>
          </table:table-cell>
          <table:table-cell/>
          <table:table-cell office:value-type="string" calcext:value-type="string">
            <text:p>Winner 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n 1000 iter</text:p>
          </table:table-cell>
          <table:table-cell office:value-type="float" office:value="0.282853562511731" calcext:value-type="float">
            <text:p>0.282853562511731</text:p>
          </table:table-cell>
          <table:table-cell table:style-name="ce8" office:value-type="float" office:value="0.211793705149186" calcext:value-type="float">
            <text:p>0.211793705149186</text:p>
          </table:table-cell>
          <table:table-cell table:number-columns-repeated="2"/>
          <table:table-cell table:style-name="ce8"/>
          <table:table-cell table:number-columns-repeated="9"/>
        </table:table-row>
        <table:table-row table:style-name="ro1">
          <table:table-cell office:value-type="string" calcext:value-type="string">
            <text:p>Win *3 iter</text:p>
          </table:table-cell>
          <table:table-cell table:style-name="ce8" office:value-type="float" office:value="0.244460051493146" calcext:value-type="float">
            <text:p>0.244460051493146</text:p>
          </table:table-cell>
          <table:table-cell table:style-name="ce8" office:value-type="float" office:value="0.209440061323062" calcext:value-type="float">
            <text:p>0.209440061323062</text:p>
          </table:table-cell>
          <table:table-cell office:value-type="string" calcext:value-type="string">
            <text:p>Winner 2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FGS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ETR MAP</text:p>
          </table:table-cell>
          <table:table-cell office:value-type="string" calcext:value-type="string">
            <text:p>YOLO MA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nign</text:p>
          </table:table-cell>
          <table:table-cell table:style-name="ce9" office:value-type="float" office:value="0.421426199799321" calcext:value-type="float">
            <text:p>0.421426199799321</text:p>
          </table:table-cell>
          <table:table-cell table:style-name="ce8" office:value-type="float" office:value="0.216967024793636" calcext:value-type="float">
            <text:p>0.216967024793636</text:p>
          </table:table-cell>
          <table:table-cell table:number-columns-repeated="12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8" office:value-type="float" office:value="0.340513553208713" calcext:value-type="float">
            <text:p>0.340513553208713</text:p>
          </table:table-cell>
          <table:table-cell table:style-name="ce8" office:value-type="float" office:value="0.217125168410896" calcext:value-type="float">
            <text:p>0.217125168410896</text:p>
          </table:table-cell>
          <table:table-cell table:number-columns-repeated="12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8" office:value-type="float" office:value="0.283317196448057" calcext:value-type="float">
            <text:p>0.283317196448057</text:p>
          </table:table-cell>
          <table:table-cell table:style-name="ce8" office:value-type="float" office:value="0.216803600745569" calcext:value-type="float">
            <text:p>0.216803600745569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8" office:value-type="float" office:value="0.204184307962009" calcext:value-type="float">
            <text:p>0.204184307962009</text:p>
          </table:table-cell>
          <table:table-cell table:style-name="ce8" office:value-type="float" office:value="0.2175660690573" calcext:value-type="float">
            <text:p>0.2175660690573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style-name="ce8" office:value-type="float" office:value="0.372929075775765" calcext:value-type="float">
            <text:p>0.372929075775765</text:p>
          </table:table-cell>
          <table:table-cell table:style-name="ce8"/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OISON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odel:</text:p>
          </table:table-cell>
          <table:table-cell office:value-type="string" calcext:value-type="string">
            <text:p>Poison type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enign</text:p>
          </table:table-cell>
          <table:table-cell office:value-type="string" calcext:value-type="string">
            <text:p>RMA</text:p>
          </table:table-cell>
          <table:table-cell office:value-type="string" calcext:value-type="string">
            <text:p>GMA</text:p>
          </table:table-cell>
          <table:table-cell office:value-type="string" calcext:value-type="string">
            <text:p>OGA</text:p>
          </table:table-cell>
          <table:table-cell office:value-type="string" calcext:value-type="string">
            <text:p>O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OLO</text:p>
          </table:table-cell>
          <table:table-cell table:style-name="ce8" office:value-type="float" office:value="0.20218551220258" calcext:value-type="float">
            <text:p>0.20218551220258</text:p>
          </table:table-cell>
          <table:table-cell table:style-name="ce8" office:value-type="float" office:value="0.104204609958753" calcext:value-type="float">
            <text:p>0.104204609958753</text:p>
          </table:table-cell>
          <table:table-cell table:style-name="ce8" office:value-type="float" office:value="0.158698775527957" calcext:value-type="float">
            <text:p>0.158698775527957</text:p>
          </table:table-cell>
          <table:table-cell table:style-name="ce8" office:value-type="float" office:value="0.138346401955309" calcext:value-type="float">
            <text:p>0.138346401955309</text:p>
          </table:table-cell>
          <table:table-cell table:style-name="ce8" office:value-type="float" office:value="0.103408509545194" calcext:value-type="float">
            <text:p>0.103408509545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TR </text:p>
          </table:table-cell>
          <table:table-cell office:value-type="string" calcext:value-type="string">
            <text:p>not implemented error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 style:data-style-name="N2" text:time-value="14:34:09.1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4T14:35:07.079000000</dc:date>
    <meta:editing-duration>P3DT9H43M12S</meta:editing-duration>
    <meta:editing-cycles>189</meta:editing-cycles>
    <meta:generator>LibreOffice/7.3.1.3$Windows_X86_64 LibreOffice_project/a69ca51ded25f3eefd52d7bf9a5fad8c90b87951</meta:generator>
    <meta:document-statistic meta:table-count="1" meta:cell-count="135" meta:object-count="0"/>
  </office:meta>
</office:document-meta>
</file>